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3pt" officeooo:rsid="001ee5e7" officeooo:paragraph-rsid="001ee5e7" style:font-size-asian="13pt" style:font-size-complex="13pt"/>
    </style:style>
    <style:style style:name="P2" style:family="paragraph" style:parent-style-name="Standard">
      <style:text-properties style:font-name="Arial" fo:font-size="13pt" officeooo:rsid="001f09df" officeooo:paragraph-rsid="001f09df" style:font-size-asian="13pt" style:font-size-complex="13pt"/>
    </style:style>
    <style:style style:name="P3" style:family="paragraph" style:parent-style-name="Standard">
      <style:text-properties style:font-name="Arial" fo:font-size="13pt" officeooo:rsid="001f1da4" officeooo:paragraph-rsid="001f1da4" style:font-size-asian="13pt" style:font-size-complex="13pt"/>
    </style:style>
    <style:style style:name="P4" style:family="paragraph" style:parent-style-name="Standard">
      <style:text-properties style:font-name="Arial" fo:font-size="13pt" officeooo:rsid="00209482" officeooo:paragraph-rsid="00209482" style:font-size-asian="13pt" style:font-size-complex="13pt"/>
    </style:style>
    <style:style style:name="P5" style:family="paragraph" style:parent-style-name="Standard">
      <style:text-properties style:font-name="Arial" fo:font-size="13pt" officeooo:rsid="0021cb43" officeooo:paragraph-rsid="0021cb43" style:font-size-asian="13pt" style:font-size-complex="13pt"/>
    </style:style>
    <style:style style:name="P6" style:family="paragraph" style:parent-style-name="Standard">
      <style:text-properties style:font-name="Arial" fo:font-size="13pt" officeooo:rsid="002360da" officeooo:paragraph-rsid="002360da" style:font-size-asian="13pt" style:font-size-complex="13pt"/>
    </style:style>
    <style:style style:name="P7" style:family="paragraph" style:parent-style-name="Standard">
      <style:text-properties style:font-name="Arial" fo:font-size="13pt" officeooo:rsid="00244b8d" officeooo:paragraph-rsid="00244b8d" style:font-size-asian="13pt" style:font-size-complex="13pt"/>
    </style:style>
    <style:style style:name="P8" style:family="paragraph" style:parent-style-name="Standard">
      <style:text-properties style:font-name="Arial" fo:font-size="13pt" officeooo:rsid="002967de" officeooo:paragraph-rsid="002967de" style:font-size-asian="13pt" style:font-size-complex="13pt"/>
    </style:style>
    <style:style style:name="P9" style:family="paragraph" style:parent-style-name="Standard">
      <style:text-properties style:font-name="Arial" fo:font-size="13pt" officeooo:rsid="002967de" officeooo:paragraph-rsid="001f09df" style:font-size-asian="13pt" style:font-size-complex="13pt"/>
    </style:style>
    <style:style style:name="T1" style:family="text">
      <style:text-properties officeooo:rsid="001f1da4"/>
    </style:style>
    <style:style style:name="T2" style:family="text">
      <style:text-properties officeooo:rsid="00209482"/>
    </style:style>
    <style:style style:name="T3" style:family="text">
      <style:text-properties officeooo:rsid="0021cb43"/>
    </style:style>
    <style:style style:name="T4" style:family="text">
      <style:text-properties officeooo:rsid="002360da"/>
    </style:style>
    <style:style style:name="T5" style:family="text">
      <style:text-properties officeooo:rsid="00244b8d"/>
    </style:style>
    <style:style style:name="T6" style:family="text">
      <style:text-properties officeooo:rsid="00258a67"/>
    </style:style>
    <style:style style:name="T7" style:family="text">
      <style:text-properties fo:color="#ce181e"/>
    </style:style>
    <style:style style:name="T8" style:family="text">
      <style:text-properties fo:color="#ce181e" officeooo:rsid="0020948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cing </text:p>
      <text:p text:style-name="P1"/>
      <text:p text:style-name="P1">right of the screen</text:p>
      <text:p text:style-name="P1"/>
      <text:p text:style-name="P8"/>
      <text:p text:style-name="P2">Hello I am <text:span text:style-name="T7">Stylianos</text:span> Nicoletti and today I am going to make you a presentation for my Honours Project which is “Emojis Usange in Social Media by Demographics”. </text:p>
      <text:p text:style-name="P2">My supervisor for this project is Professor Walid Magdy.</text:p>
      <text:p text:style-name="P9"/>
      <text:p text:style-name="P2">First of all am going to tell you a bit <text:span text:style-name="T7">about</text:span> my project:</text:p>
      <text:p text:style-name="P2">My project invloves analyzing <text:s/>the usage of emojis across Tweeter. We need to know how emojis are used based on different groups.</text:p>
      <text:p text:style-name="P2">Groups involve gender(male or female), age(young, old), language, <text:span text:style-name="T1">country</text:span> or how popular is the poster in Social Media.</text:p>
      <text:p text:style-name="P9"/>
      <text:p text:style-name="P3">What are <text:span text:style-name="T7">emojis</text:span>?</text:p>
      <text:p text:style-name="P3">In the late 90s emoticons wre introduced which are pictorial <text:span text:style-name="T6">representation</text:span> of facial expression</text:p>
      <text:p text:style-name="P3">Emojis now offer a wider spectrum of concepts such as foods, sports, buildings or even animals.</text:p>
      <text:p text:style-name="P3"/>
      <text:p text:style-name="P3">Text <text:span text:style-name="T8">mining</text:span> is getting a lot attention the last year due to an exponential increase in digital text data.</text:p>
      <text:p text:style-name="P3">The use of emojis has become very popular because of latest platforms like Android and Ios.</text:p>
      <text:p text:style-name="P3">Capturing this data can help as find new trends, make recommendations or gather feedback about <text:s/>products or services.</text:p>
      <text:p text:style-name="P3"/>
      <text:p text:style-name="P4">Okay <text:span text:style-name="T7">approaching</text:span> the problem. Millions of public Tweets need to be gathered <text:span text:style-name="T3">for more accurate results. Then emojis need to be extracted from those tweets. Apart from that we need to know to which group the poster belongs to and apply statistical analysis based on each group and if I have time building a recommendation system. </text:span></text:p>
      <text:p text:style-name="P5">Proceeding I will show you some examples of analysis that will be made.</text:p>
      <text:p text:style-name="P4"/>
      <text:p text:style-name="P5">Statistical <text:span text:style-name="T7">analysis</text:span> will involve <text:span text:style-name="T7">percentages</text:span> of usage of emojis based on each persona.</text:p>
      <text:p text:style-name="P5">This is an emoji usage density map by a research of University of Lubian<text:span text:style-name="T6">a</text:span>. As you can see, Indonesia shows a large density of tweets involving emojis.</text:p>
      <text:p text:style-name="P5"/>
      <text:p text:style-name="P5">Statistical <text:span text:style-name="T7">analysis</text:span> will also involve <text:span text:style-name="T7">top</text:span> used emojis. This is a report from Twitter in 2015 showing the top used emojis. As you can see the face with tears of laugh was the top used with 6.6 uses.</text:p>
      <text:p text:style-name="P5"/>
      <text:p text:style-name="P5">In addition to that, <text:s/><text:span text:style-name="T7">topics</text:span> of usage of each emoji will be identified. As you can see from a research in 2016 below, the tear of laugh face links with words laugh, happy and funny. The gun emoji links with words kill, shot and anger. And the dollar bag links with words costly, work hard and money.</text:p>
      <text:p text:style-name="P5"><text:soft-page-break/></text:p>
      <text:p text:style-name="P5">What I have done <text:span text:style-name="T7">so far </text:span>was to capture Twitter API Credentials for allowing me to capture Tweets. This involved registering to Twitter as a developer and answering some questions on what was the purpose of my apps. <text:span text:style-name="T4">A</text:span>fter <text:span text:style-name="T4">contacting</text:span> <text:span text:style-name="T4">the IS Helpline for 2 weeks, the finally gave me access</text:span> to one of University’s Server where I can stream Tweets and store them, since it involves millions of tweets large space will be needed.</text:p>
      <text:p text:style-name="P6">In addition, to that I created a script were I can stream tweets that involved specified words.</text:p>
      <text:p text:style-name="P6"/>
      <text:p text:style-name="P6">This is an <text:span text:style-name="T7">example of my script</text:span>, streaming public Tweets that have the word “teeth”. <text:s/>This are the two first results showed up. If you look closer to the text, there is a lot more information that just the tweet itself such as the language of the tweet or from which device the tweet was posted. </text:p>
      <text:p text:style-name="P6"><text:s/></text:p>
      <text:p text:style-name="P6"><text:s/></text:p>
      <text:p text:style-name="P6"><text:span text:style-name="T7">Before the next meeting ,</text:span> I am planning to have a list of all emojis with their identification and be able to extract Emojis from tweets. Apart from that I will be able to identify the Gender and Age of the poster and find the top used emojis based on gender or age and also find the percentage usage of each emoji based on each group.</text:p>
      <text:p text:style-name="P6"/>
      <text:p text:style-name="P6">This is a <text:span text:style-name="T7">gantt chart </text:span>of my plan until <text:span text:style-name="T7">January</text:span>. <text:span text:style-name="T5">Now we are here. A I said before am planning to finish these task before the next group meeting. And start focusing on my report interim report after that.</text:span></text:p>
      <text:p text:style-name="P6"/>
      <text:p text:style-name="P6">Followed by a plan until<text:span text:style-name="T7"> April.</text:span> <text:span text:style-name="T5">Since I will have more time to work on the project I plaaning on identifying the country and language and popularity of the Tweet poster. And if time is left work a bit on the topic recommendation system.</text:span></text:p>
      <text:p text:style-name="P6"/>
      <text:p text:style-name="P7">Thats all from me.. Thank you .. Any questions?</text:p>
      <text:p text:style-name="P6"/>
      <text:p text:style-name="P5"/>
      <text:p text:style-name="P4"/>
      <text:p text:style-name="P3"/>
      <text:p text:style-name="P3"/>
      <text:p text:style-name="P2"/>
      <text:p text:style-name="P2"/>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15:27:06.551371437</meta:creation-date>
    <dc:date>2018-10-08T00:42:51.161509113</dc:date>
    <meta:editing-duration>PT2H21M14S</meta:editing-duration>
    <meta:editing-cycles>5</meta:editing-cycles>
    <meta:generator>LibreOffice/6.0.6.2$Linux_X86_64 LibreOffice_project/00m0$Build-2</meta:generator>
    <meta:document-statistic meta:table-count="0" meta:image-count="0" meta:object-count="0" meta:page-count="2" meta:paragraph-count="28" meta:word-count="691" meta:character-count="3838" meta:non-whitespace-character-count="3163"/>
  </office:meta>
</office:document-meta>
</file>